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line-through-style="solid" style:font-name="Times New Roman"/>
    </style:style>
    <style:style style:name="T5" style:family="text">
      <style:text-properties style:text-line-through-style="solid" style:font-name="Times New Roman" style:text-underline-style="none"/>
    </style:style>
    <style:style style:name="T6" style:family="text">
      <style:text-properties style:text-line-through-style="none" style:font-name="Times New Roman"/>
    </style:style>
    <style:style style:name="T7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8" style:family="text">
      <style:text-properties style:text-line-through-style="none" style:font-name="Times New Roman" style:text-underline-style="none"/>
    </style:style>
    <style:style style:name="T9" style:family="text">
      <style:text-properties style:text-line-through-style="none" style:font-name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10_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1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92</text:p>
      <text:p text:style-name="P2">Month<text:tab/><text:tab/><text:tab/><text:tab/><text:tab/><text:tab/></text:p>
      <text:p text:style-name="P2">Year<text:tab/><text:tab/><text:tab/><text:tab/><text:tab/><text:tab/>1892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Charity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There are two strips of red wax attached to the back of the booklet.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6">S. MORAIS,/</text:p>
      <text:p text:style-name="P6">546 N. Fifth St./</text:p>
      <text:p text:style-name="P7">Philadelphia,/</text:p>
      <text:p text:style-name="P7"/>
      <text:p text:style-name="P6">[Front Cover]</text:p>
      <text:p text:style-name="P8">On charity some reflections/</text:p>
      <text:p text:style-name="P8">on the S of U. H. C.(/)92/</text:p>
      <text:p text:style-name="P8"/>
      <text:p text:style-name="P6">[Page 1]</text:p>
      <text:p text:style-name="P6">The style of one of our Talmudic Sages is epigramatic[sic!],/ so pointedly direct in its briefness. <text:s/>Rabbi Sinla<text:span text:style-name="T2">ï</text:span><text:span text:style-name="T3">, whom/ I like to quote, tells us that the Torah teaches </text:span><text:span text:style-name="T4">the</text:span><text:span text:style-name="T6">/ </text:span><text:span text:style-name="T4">virtue of</text:span><text:span text:style-name="T6"> benevolence in its first pages, benevolence in its/ last pages [Hebrew]/ For, when the parents of the human race needed a cover/ for their naked limbs, God supplied it; when the/ archprophet lay himself down to die, God buried him./ <text:s/>From our Maker, we must then learn lessons of charity./ <text:s/>Now, brethren, to carry out those lessons </text:span><text:span text:style-name="T4">out</text:span><text:span text:style-name="T6"> effectively, Phi-/-ladelphia Jews agreed twenty four years ago upon the/ creation of a society, meant to supersede a number/ of separate organizations. <text:s/>Its history is well known;/ its workings are set to view in its yearly report./ <text:s/>I confess that in reading the latest, I felt pained./ <text:s/>Let me not be misunderstood. <text:s/>I dare not deny/ the unfortunate necessity for an extraordinary ex-/-penditure, during the last twelve </text:span><text:soft-page-break/><text:span text:style-name="T6">month. <text:s/>Much more/ than Rabbi Sinla</text:span><text:span text:style-name="T9">ï</text:span><text:span text:style-name="T6"> </text:span><text:span text:style-name="T4">points out</text:span><text:span text:style-name="T6"> exhibits to view as an </text:span><text:span text:style-name="T4">illustration</text:span><text:span text:style-name="T6"> exemplification of his/</text:span></text:p>
      <text:p text:style-name="P6"><text:span text:style-name="T6"/></text:p>
      <text:p text:style-name="P6"><text:span text:style-name="T6">[Page 2]</text:span></text:p>
      <text:p text:style-name="P6"><text:span text:style-name="T6">concise </text:span><text:span text:style-name="T4">imparting</text:span><text:span text:style-name="T6"> teaching of </text:span><text:span text:style-name="T4">goodness</text:span><text:span text:style-name="T6"> human sympathy, our united Charities were called/ upon to perform. <text:s/>I, who, without holding any/ official position in the association, frequently/ visit the building where our poor seek relief, can/ tell of pitiful scenes thou enacted and of wretched/ misery there mitigated. <text:s/>I do not begrudge/ my </text:span><text:span text:style-name="T4">necessitous</text:span><text:span text:style-name="T6"> brethren in want the sums that bought/ them food to sustain life, fuel to warm their bodies,/ that secured for them a shelter and warded off/ sickness and death. <text:s/>What occasioned in me/ a painful sensation in perusing the report was a reflection on my/ own self, which I fancy to have noticed. </text:span><text:span text:style-name="T4">in the report it.</text:span><text:span text:style-name="T6">/ <text:s/>The woman who stands unequalled in the annals of/ Philadelphia charity among Israelites; the Jewess/ whose death illustrated the mobility of her life;/ the godly Ellen Phillips, who humbly worshipped/ her Maker in this consecrated Tabernacle, had often/ listened to my appeals in behalf of the United/ Charities. <text:s/>Always open to kindly influences, she/ doubled in late years her original bequest to/ the Society. <text:s/>She felt that an enforced im-/-migration from among the down trodden of our race,/</text:span></text:p>
      <text:p text:style-name="P6"><text:span text:style-name="T6"/></text:p>
      <text:p text:style-name="P6"><text:span text:style-name="T6">[Page 3]</text:span></text:p>
      <text:p text:style-name="P6"><text:span text:style-name="T6">demanded a larger income at the disposal of/ those to whom a wise administration of our joint/ beneficence is committed. <text:s/>But she could not/ possibly have wished that her munificent legacy might/ be parcelled[sic!] out in a few days among the custom-/-ary recipients of our alms. <text:s/>I believe that/ the large hearted benefactress, had hoped to aid our/ almoners in their </text:span><text:span text:style-name="T4">allowance</text:span><text:span text:style-name="T6"> grants to deserving coreligion-/-ists, by a judicious investment of the amount/ which she entrusted to their care. <text:s/>But/ nothing was left of that amount. <text:s/>Scarcely had her ten thou-/-sand dollars been deposited into the treasury, when/ a cry went forth, that unless the Hebrew commun-/-ity hastened to the rescue, the association would pu-/-blish to the world its inability </text:span><text:span text:style-name="T4">farther</text:span><text:span text:style-name="T6"> to assist </text:span><text:span text:style-name="T4">the</text:span><text:span text:style-name="T6">/ </text:span><text:span text:style-name="T4">poor</text:span><text:span text:style-name="T6"> any </text:span><text:span text:style-name="T4">farther</text:span><text:span text:style-name="T6"> more. <text:s/>Had I not a </text:span><text:span text:style-name="T4">just</text:span><text:span text:style-name="T6"> right cause to feel grieved;/ to fear that my pleading may have indirectly/ done my sainted friend injustice, by </text:span><text:span text:style-name="T4">leading</text:span><text:span text:style-name="T6"> encouraging her to/ a deed of generosity that yeilded[sic!] so unsatisfactory/</text:span></text:p>
      <text:p text:style-name="P6"><text:span text:style-name="T6"/></text:p>
      <text:p text:style-name="P6"><text:span text:style-name="T6">[Page 4]</text:span></text:p>
      <text:p text:style-name="P6"><text:span text:style-name="T6">a result? <text:s/>But another state-/-sman in the latest report affected me unpleasantly./ <text:s/>I read in it a recommendation to abolish the giving/ </text:span><text:span text:style-name="T4">the poor our</text:span><text:span text:style-name="T6"> the Passover bread to our poor. <text:s/>A tendency to divest/ all our institutions of a characteristic specifically/ Jewish is seen but too clearly. <text:s/>I lament it, al-/-though acknowledging my powerlessness in that/ respect. <text:s/>In years past, I did prevent the carrying/ out of the same proposition, which came now/ strongly endorsed by the Board of </text:span><text:span text:style-name="T4">government</text:span><text:span text:style-name="T6"> directors. <text:s/>But time/ and circumstances are not favorable to traditional/ or Mosaic ordinances. <text:s/>To substitute for the Matzot/ the small coin, which will purchase them, is not/ to keep alive the idea which I love. <text:s/>Besides,/ it is our women who largely maintain the Judaic/ spirit. <text:s/>They make the home recall the marvellous[sic!]/ history of God's people and the Torah. <text:s/>The men, pressed/ by immediate want, or by less justifiable motives, may/ spend the little they have received and leave their/ wives and children deprived of the memorial bread./ <text:s/>The argument that many abuse the facility with/ which they can get the appetising Matzah, is/</text:span></text:p>
      <text:p text:style-name="P6"><text:span text:style-name="T6"/></text:p>
      <text:p text:style-name="P6"><text:span text:style-name="T6">[Page 5]</text:span></text:p>
      <text:p text:style-name="P6"><text:span text:style-name="T6">not so </text:span><text:span text:style-name="T4">valid</text:span><text:span text:style-name="T6"> cogent, when we know that a vast deal/ of imposition is practised in other </text:span><text:span text:style-name="T4">directions</text:span><text:span text:style-name="T6"> ways, which/ have nothing Jewish to recommend them. <text:s/>I have/ the admission of persons who closely devote their/ time to the needs of the Society, that, contrasted with/ the thousands of yearly wasted on professional men-/-dicants, the few hundred which the Matzoth/ cost </text:span><text:span text:style-name="T4">is</text:span><text:span text:style-name="T6"> are insignificant. <text:s/>We do require/ a reducing of the annual outlay by an economy/ which will hold back the pauper and advance </text:span><text:soft-page-break/><text:span text:style-name="T6">the/ interests of the poor. <text:s/>But let us not begin with/ the cutting off of a single vestige that marks/ out the organization as a </text:span><text:span text:style-name="T7">Hebrew</text:span><text:span text:style-name="T8"> charity. <text:s/>I heartily/ hope that, as the venerable president, who has/ surrendered his trust, expressed it, the society will/ "seek to elevate the station of its beneficiaries, and make true men and women."/ </text:span><text:span text:style-name="T5">of its beneficiaries."</text:span><text:span text:style-name="T8"> <text:s/>But to accomplish that/ noblest of all </text:span><text:span text:style-name="T5">objects</text:span><text:span text:style-name="T8"> purposes, it should, in all instances,/ insist upon the religious and secular education of/ the offspring of the same beneficiaries. <text:s/>That rule/ ought to be enforced on persons who are Jews only/ in so far as they are allowed to apply to Jews for assistance./</text:span></text:p>
      <text:p text:style-name="P6"><text:span text:style-name="T8"/></text:p>
      <text:p text:style-name="P6"><text:span text:style-name="T8">[Page 6]</text:span></text:p>
      <text:p text:style-name="P6"><text:span text:style-name="T8">During last winter, I received a letter from an/ unknown Christian. <text:s/>I concerned a Jewish little/ girl who hawked toys through our thoroughfares./ <text:s/>I answered the communication and the gentleman called/ on me. <text:s/>He had been attracted by the child's manners,/ and had given her objects of dress and money. <text:s/>He/ offered me some, which I refused, to buy her clothes,/ as he imagined that destitution compelled one so young/ to an exposure very dangerous, because of her sex. <text:s/>Our cor-/respondence continued, for I had promised to interest/ myself with a view to withdraw the child from the/ streets and send her, where she could learn Hebrew and/ English. <text:s/>My efforts proved fruitless. <text:s/>Her relatives/ would have gladly accepted an allowance from our/ United Charities, but the child must not give the/ hours that yield the covetted[sic!] dollar to the school house./ <text:s/>Ought persons so heedless of their children's real wel-/-fare, successfully apply to Jewish charities for the/ satisfaction of their wants? <text:s/>But they habitually do,/ and not a few with </text:span><text:span text:style-name="T5">an</text:span><text:span text:style-name="T8"> manners which betray a/ total disregard of the duty which parents owe their offspring./</text:span></text:p>
      <text:p text:style-name="P6"><text:span text:style-name="T8"/></text:p>
      <text:p text:style-name="P6"><text:span text:style-name="T8">[Page 7]</text:span></text:p>
      <text:p text:style-name="P6"><text:span text:style-name="T8">Now, conceding that it is easier to criticise shortcomings than to/ discover </text:span><text:span text:style-name="T5">a remedy</text:span><text:span text:style-name="T8"> the way to improvement, granting that/ the difficulty of administering charity judiciously and/ effectively, is very great, recognizing even with/ gratitude the endeavours of some who with unabated/ zeal labor to do good and strive to correct faults and reform abuses, I think/ that in some respects, it would not be arduous for the/ trustees of our organization to act in perfect consonance/ with its aim and scope. <text:s/>Why the indigent who have/ died, shall have none to accompany them to the grave/ with a prayer, why the man </text:span><text:span text:style-name="T5">employed</text:span><text:span text:style-name="T8"> engaged by the society/ to prepare for the burial, should not follow the needy/ to their resting place, as he attends the rich encased/ in silver </text:span><text:span text:style-name="T5">mounted</text:span><text:span text:style-name="T8"> handled and silver plated casket, is a question which I have/ often asked myself, when in obedience to my/ feelings I perform</text:span><text:span text:style-name="T5">ed</text:span><text:span text:style-name="T8"> the last services over the remains/ of my indigent brother or sister in faith. <text:s/>The person-/-al interest which every one of you will evince in our/ comprehensive institution; your right to suggest/ progressive measures, will, under God, make it a/ blessing to the unfortunates among our people/ and an honor to the Hebrew community./</text:span></text:p>
      <text:p text:style-name="P6"><text:span text:style-name="T8"/></text:p>
      <text:p text:style-name="P6"><text:span text:style-name="T8">[Page 8]</text:span></text:p>
      <text:p text:style-name="P6"><text:span text:style-name="T8">In all sincerity, I urge upon you, brothers/ and sisters in Israel to </text:span><text:span text:style-name="T5">endow</text:span><text:span text:style-name="T8"> bestow your means generously, prompt-/-ly and cheerfully on the society which, above all/ others, lessens bodily suffering and the mental/ agony which poverty brings on. <text:s/>Humanity/ claims it; </text:span><text:span text:style-name="T5">at your hand;</text:span><text:span text:style-name="T8"> the religion which/ you acknowledge demands it at your hands./ <text:s/>[Hebrew] <text:s/>"Charity" precedes [Hebrew] "prayer" in the/ series of virtues that will win God's mercy./ <text:s/>Let me not have </text:span><text:span text:style-name="T5">spoken</text:span><text:span text:style-name="T8"> petitioned in vain that you will/ exceed in bulk and in number former contributions./ <text:s/>There are none in this congregation who cannot respond./ <text:s/>While some have it in their power to </text:span><text:span text:style-name="T5">bestow</text:span><text:span text:style-name="T8"> give hundreds,/ many can make a small donation. <text:s/>This is the/ maxim of the Sages of the Mishnah [Hebrew] The Bible calls/ a large offering, a sweet savor to the Lord; a minor/ offering, a sweet savor to the Lord; a handful of/ flour, a sweet savor to the Lord. <text:s/>The intention is what/ the Almighty accepts, showering down on the giver/ </text:span><text:span text:style-name="T5">His loving kindness and mercy.</text:span><text:span text:style-name="T8"> the tokens of His approval and His blessing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30T13:52:40.46</meta:creation-date>
    <meta:document-statistic meta:table-count="0" meta:image-count="0" meta:object-count="0" meta:page-count="4" meta:paragraph-count="84" meta:word-count="1698" meta:character-count="10508"/>
    <dc:date>2012-08-30T14:38:49.40</dc:date>
    <dc:creator>Penn Libraries</dc:creator>
    <meta:editing-duration>PT00H12M48S</meta:editing-duration>
    <meta:editing-cycles>1</meta:editing-cycles>
    <meta:generator>OpenOffice.org/3.2$Win32 OpenOffice.org_project/320m12$Build-9483</meta:generator>
  </office:meta>
</office:document-meta>
</file>